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1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Orion’s bow</text:p>
          </table:table-cell>
          <table:table-cell table:style-name="Default" office:value-type="string" calcext:value-type="string">
            <text:p>Cygnus’s wing</text:p>
          </table:table-cell>
          <table:table-cell table:style-name="Default" office:value-type="string" calcext:value-type="string">
            <text:p>Spirit gate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Purifying salt punch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6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8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cel moves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ushing stones into stones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ltiple goals</text:p>
          </table:table-cell>
          <table:table-cell table:number-columns-repeated="16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2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rner rang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dging turns vs Pushing turn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“Pushing off” walls with cancel moves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st-change positioning</text:p>
          </table:table-cell>
          <table:table-cell table:number-columns-repeated="1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l glue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visible walls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aight tile pattern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cel tile pattern</text:p>
          </table:table-cell>
          <table:table-cell table:number-columns-repeated="12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vement addressing subgrid range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vement addressing corner range</text:p>
          </table:table-cell>
          <table:table-cell table:number-columns-repeated="5"/>
          <table:table-cell table:number-columns-repeated="2"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vement addressing invisible wall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lf movement change</text:p>
          </table:table-cell>
          <table:table-cell table:number-columns-repeated="13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 movement</text:p>
          </table:table-cell>
          <table:table-cell table:number-columns-repeated="6"/>
          <table:table-cell office:value-type="string" calcext:value-type="string">
            <text:p>r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ide changes using straight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ide changes using trains</text:p>
          </table:table-cell>
          <table:table-cell table:number-columns-repeated="15"/>
          <table:table-cell table:number-columns-repeated="2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3" office:value-type="string" calcext:value-type="string">
            <text:p>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10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dge trap tables</text:p>
          </table:table-cell>
          <table:table-cell table:number-columns-repeated="18"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rner trap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tility tables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in utility table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Default"/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AA2:Sheet1.AA50 Sheet1.I2:Sheet1.X43 Sheet1.I49:Sheet1.X50 Sheet1.I44:Sheet1.K48 Sheet1.M44:Sheet1.X48 Sheet1.L44:Sheet1.L47 Sheet1.B2:Sheet1.H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28T18:07:18.795559300</dc:date>
    <meta:editing-duration>P4DT13H44M51S</meta:editing-duration>
    <meta:editing-cycles>16</meta:editing-cycles>
    <meta:generator>LibreOffice/7.3.5.2$Linux_X86_64 LibreOffice_project/30$Build-2</meta:generator>
    <meta:document-statistic meta:table-count="2" meta:cell-count="463" meta:object-count="0"/>
  </office:meta>
</office:document-meta>
</file>